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Mono" svg:font-family="'DM Mono', monospac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Horizontal_20_Line">
      <style:text-properties fo:color="#000000" loext:opacity="100%" style:font-name="DejaVu Sans"/>
    </style:style>
    <style:style style:name="P3" style:family="paragraph" style:parent-style-name="Standard">
      <style:text-properties fo:color="#000000" loext:opacity="100%" style:font-name="DejaVu Sans"/>
    </style:style>
    <style:style style:name="P4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476cm" style:contextual-spacing="false" style:line-height-at-least="0.529cm" fo:orphans="2" fo:widows="2" fo:text-indent="0cm" style:auto-text-indent="false" fo:break-before="pag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/>
    </style:style>
    <style:style style:name="P7" style:family="paragraph" style:parent-style-name="Title">
      <style:text-properties style:font-name="DejaVu Sans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e2e2e5" loext:opacity="100%" style:font-name="Inter" fo:letter-spacing="normal" fo:font-style="normal" fo:font-weight="normal"/>
    </style:style>
    <style:style style:name="T2" style:family="text">
      <style:text-properties fo:font-variant="normal" fo:text-transform="none" fo:color="#e2e2e5" loext:opacity="100%" style:font-name="Inter" fo:font-size="10.5pt" fo:letter-spacing="normal" fo:font-style="normal" fo:font-weight="normal"/>
    </style:style>
    <style:style style:name="T3" style:family="text">
      <style:text-properties fo:font-variant="normal" fo:text-transform="none" fo:color="#e2e2e5" loext:opacity="100%" style:font-name="DM Mono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f1f1f" loext:border-bottom="0.74pt solid #1f1f1f"/>
    </style:style>
    <style:style style:name="T4" style:family="text">
      <style:text-properties fo:font-variant="normal" fo:text-transform="none" fo:color="#e2e2e5" loext:opacity="100%" fo:letter-spacing="normal" fo:font-style="normal" fo:font-weight="normal"/>
    </style:style>
    <style:style style:name="T5" style:family="text">
      <style:text-properties fo:font-variant="normal" fo:text-transform="none" fo:color="#e2e2e5" loext:opacity="100%" fo:font-size="10.5pt" fo:letter-spacing="normal" fo:font-style="normal" fo:font-weight="normal"/>
    </style:style>
    <style:style style:name="T6" style:family="text">
      <style:text-properties fo:font-variant="normal" fo:text-transform="none" fo:color="#e2e2e5" loext:opacity="100%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f1f1f" loext:border-bottom="0.74pt solid #1f1f1f"/>
    </style:style>
    <style:style style:name="T7" style:family="text">
      <style:text-properties fo:font-variant="normal" fo:text-transform="none" fo:color="#e2e2e5" loext:opacity="100%" style:font-name="DejaVu Sans" fo:letter-spacing="normal" fo:font-style="normal" fo:font-weight="normal"/>
    </style:style>
    <style:style style:name="T8" style:family="text">
      <style:text-properties fo:font-variant="normal" fo:text-transform="none" fo:color="#e2e2e5" loext:opacity="100%" style:font-name="DejaVu Sans" fo:font-size="10.5pt" fo:letter-spacing="normal" fo:font-style="normal" fo:font-weight="normal"/>
    </style:style>
    <style:style style:name="T9" style:family="text">
      <style:text-properties fo:font-variant="normal" fo:text-transform="none" fo:color="#e2e2e5" loext:opacity="100%" style:font-name="DejaVu Sans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f1f1f" loext:border-bottom="0.74pt solid #1f1f1f"/>
    </style:style>
    <style:style style:name="T10" style:family="text">
      <style:text-properties fo:font-variant="normal" fo:text-transform="none" style:font-name="DejaVu Sans" fo:letter-spacing="normal" fo:font-style="normal" fo:font-weight="normal"/>
    </style:style>
    <style:style style:name="T11" style:family="text">
      <style:text-properties fo:font-variant="normal" fo:text-transform="none" style:font-name="DejaVu Sans" fo:font-size="10.5pt" fo:letter-spacing="normal" fo:font-style="normal" fo:font-weight="normal"/>
    </style:style>
    <style:style style:name="T12" style:family="text">
      <style:text-properties fo:font-variant="normal" fo:text-transform="none" style:font-name="DejaVu Sans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f1f1f" loext:border-bottom="0.74pt solid #1f1f1f"/>
    </style:style>
    <style:style style:name="T13" style:family="text">
      <style:text-properties fo:font-variant="normal" fo:text-transform="none" fo:color="#000000" loext:opacity="100%" style:font-name="DejaVu Sans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DejaVu Sans" fo:font-size="10.5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DejaVu Sans" fo:font-size="9.75pt" fo:letter-spacing="normal" fo:font-style="normal" fo:font-weight="normal" loext:padding-left="0cm" loext:padding-right="0cm" loext:padding-top="0.049cm" loext:padding-bottom="0.049cm" loext:border-left="none" loext:border-right="none" loext:border-top="0.74pt solid #1f1f1f" loext:border-bottom="0.74pt solid #1f1f1f"/>
    </style:style>
    <style:style style:name="T16" style:family="text">
      <style:text-properties fo:font-variant="normal" fo:text-transform="none" fo:color="#000000" loext:opacity="100%" style:font-name="DejaVu Sans" fo:font-size="24pt" fo:letter-spacing="normal" fo:font-style="normal" fo:font-weight="normal" style:font-size-asian="24pt" style:font-size-complex="24pt"/>
    </style:style>
    <style:style style:name="T17" style:family="text">
      <style:text-properties fo:font-variant="normal" fo:text-transform="none" fo:color="#000000" loext:opacity="100%" style:font-name="DejaVu Sans" fo:font-size="24pt" fo:letter-spacing="normal" fo:font-style="normal" style:font-size-asian="24pt" style:font-size-complex="24pt"/>
    </style:style>
    <style:style style:name="T18" style:family="text">
      <style:text-properties fo:font-variant="normal" fo:text-transform="none" fo:color="#000000" loext:opacity="100%" style:font-name="DejaVu Sans" fo:font-size="24pt" fo:letter-spacing="normal" fo:font-style="normal" fo:font-weight="bold" style:font-size-asian="24pt" style:font-weight-asian="bold" style:font-size-complex="24pt" style:font-weight-complex="bold"/>
    </style:style>
    <style:style style:name="T19" style:family="text">
      <style:text-properties fo:font-variant="normal" fo:text-transform="none" fo:color="#000000" loext:opacity="100%" style:font-name="DejaVu Sans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24pt" style:font-size-asian="24pt" style:font-size-complex="24pt"/>
    </style:style>
    <style:style style:name="T23" style:family="text">
      <style:text-properties style:font-name="DejaVu Sans"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<text:span text:style-name="T23">Relatório Técnico para o Desenvolvedor (CloudMatrix)</text:span></text:span></text:p>
      <text:p text:style-name="Title"><text:span text:style-name="Strong_20_Emphasis"><text:span text:style-name="T18">Assunto:</text:span></text:span><text:span text:style-name="T18"> Checklist de Otimização de SEO On-Page para Conversão de Leads</text:span></text:p>
      <text:p text:style-name="P7"/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P4"><text:span text:style-name="Strong_20_Emphasis"><text:span text:style-name="T19">Para:</text:span></text:span><text:span text:style-name="T19"> Equipe de Desenvolvimento CloudMatrix<text:line-break/></text:span><text:span text:style-name="Strong_20_Emphasis"><text:span text:style-name="T19">De:</text:span></text:span><text:span text:style-name="T19"> Estrategista de SEO<text:line-break/></text:span><text:span text:style-name="Strong_20_Emphasis"><text:span text:style-name="T19">Data:</text:span></text:span><text:span text:style-name="T19"> 27 de setembro de 2025</text:span></text:p>
      <text:p text:style-name="P5"><text:span text:style-name="T14"/></text:p>
      <text:p text:style-name="P4"><text:span text:style-name="Strong_20_Emphasis"><text:span text:style-name="T14">Objetivo:</text:span></text:span><text:span text:style-name="T14"> Implementar otimizações técnicas de SEO On-Page no site </text:span><text:span text:style-name="T15">donaantonieta.cloudmatrix.com.br</text:span><text:span text:style-name="T14"> para maximizar o ranqueamento em buscas locais e aumentar a taxa de conversão de visitantes em leads qualificados para o cliente.</text:span></text:p>
      <text:p text:style-name="P2"/>
      <text:h text:style-name="P1" text:outline-level="4"><text:span text:style-name="Strong_20_Emphasis"><text:span text:style-name="T14">Checklist de Implementação Técnica:</text:span></text:span></text:h>
      <text:p text:style-name="P4"><text:span text:style-name="Strong_20_Emphasis"><text:span text:style-name="T14">1. Otimização de Meta Tags (head do </text:span></text:span><text:span text:style-name="Strong_20_Emphasis"><text:span text:style-name="T15">index.html</text:span></text:span><text:span text:style-name="Strong_20_Emphasis"><text:span text:style-name="T14">):</text:span></text:span><text:span text:style-name="T14"><text:line-break/>* [ ] </text:span><text:span text:style-name="Strong_20_Emphasis"><text:span text:style-name="T15">meta title</text:span></text:span><text:span text:style-name="T14">: Alterar o </text:span><text:span text:style-name="T15">&lt;title&gt;</text:span><text:span text:style-name="T14"> atual para:<text:line-break/></text:span><text:span text:style-name="T15">html &lt;title&gt;Dona Antonieta | Shows de Comédia para Eventos em Mauá e ABC&lt;/title&gt;</text:span><text:span text:style-name="T14"><text:line-break/>* [ ] </text:span><text:span text:style-name="Strong_20_Emphasis"><text:span text:style-name="T15">meta description</text:span></text:span><text:span text:style-name="T14">: Substituir a </text:span><text:span text:style-name="T15">&lt;meta name="description" ...&gt;</text:span><text:span text:style-name="T14"> pela seguinte (focada em conversão):<text:line-break/></text:span><text:span text:style-name="T15">html &lt;meta name="description" content="Procurando entretenimento inesquecível em Mauá ou no ABC? Contrate os shows de Dona Antonieta e os 44 anos de experiência de Gilberto Lima. Peça seu orçamento!"&gt;</text:span></text:p>
      <text:p text:style-name="P4"><text:span text:style-name="Strong_20_Emphasis"><text:span text:style-name="T14">2. Otimização de Imagens (</text:span></text:span><text:span text:style-name="Strong_20_Emphasis"><text:span text:style-name="T15">alt tags</text:span></text:span><text:span text:style-name="Strong_20_Emphasis"><text:span text:style-name="T14">):</text:span></text:span><text:span text:style-name="T14"><text:line-break/>* [ ] Realizar uma varredura completa no </text:span><text:span text:style-name="T15">index.html</text:span><text:span text:style-name="T14"> e garantir que todas as tags </text:span><text:span text:style-name="T15">&lt;img&gt;</text:span><text:span text:style-name="T14"> possuam um atributo </text:span><text:span text:style-name="T15">alt</text:span><text:span text:style-name="T14"> descritivo e, sempre que possível, geolocalizado.<text:line-break/>* </text:span><text:span text:style-name="Strong_20_Emphasis"><text:span text:style-name="T14">Exemplo </text:span></text:span><text:span text:style-name="Strong_20_Emphasis"><text:span text:style-name="T15">artist-section</text:span></text:span><text:span text:style-name="T14">:<text:line-break/></text:span><text:span text:style-name="T15">html &lt;img src="images/Gilberto Lima 2.png" alt="Ator e teatrólogo Gilberto Lima, mestre de cerimônias em Mauá, SP"&gt;</text:span><text:span text:style-name="T14"><text:line-break/>* </text:span><text:span text:style-name="Strong_20_Emphasis"><text:span text:style-name="T14">Exemplo </text:span></text:span><text:span text:style-name="Strong_20_Emphasis"><text:span text:style-name="T15">gallery-item</text:span></text:span><text:span text:style-name="T14">:<text:line-break/></text:span><text:span text:style-name="T15">html &lt;img src="images/IMG-20250806-WA0006.jpg" alt="Show de comédia da Dona Antonieta para evento corporativo em São Bernardo do Campo"&gt;</text:span></text:p>
      <text:p text:style-name="P4"><text:span text:style-name="Strong_20_Emphasis"><text:span text:style-name="T14">3. Otimização Semântica e de Palavras-Chave (body do </text:span></text:span><text:span text:style-name="Strong_20_Emphasis"><text:span text:style-name="T15">index.html</text:span></text:span><text:span text:style-name="Strong_20_Emphasis"><text:span text:style-name="T14">):</text:span></text:span><text:span text:style-name="T14"><text:line-break/>* [ ] </text:span><text:span text:style-name="Strong_20_Emphasis"><text:span text:style-name="T14">Títulos de Seção (H2, H3):</text:span></text:span><text:span text:style-name="T14"> Revisar e ajustar os títulos das seções para incluir palavras-chave de intenção e locais.<text:line-break/>* </text:span><text:span text:style-name="Strong_20_Emphasis"><text:span text:style-name="T14">Seção de Serviços:</text:span></text:span><text:span text:style-name="T14"> Alterar o </text:span><text:span text:style-name="T15">&lt;h3&gt;Show da Nonna: Risada Sob Medida&lt;/h3&gt;</text:span><text:span text:style-name="T14"> para:<text:line-break/></text:span><text:span text:style-name="T15">html &lt;h3&gt;Shows de Comédia para Eventos em Mauá e ABC&lt;/h3&gt;</text:span><text:span text:style-name="T14"><text:line-break/>* </text:span><text:span text:style-name="Strong_20_Emphasis"><text:span text:style-name="T14">Seção "Visitas &amp; Canções"</text:span></text:span><text:span text:style-name="T14">: Garantir que o título seja </text:span><text:span text:style-name="T15">&lt;h2&gt;Projeto Visitas &amp; Canções no ABC Paulista&lt;/h2&gt;</text:span><text:span text:style-name="T14">.<text:line-break/>* [ ] </text:span><text:span text:style-name="Strong_20_Emphasis"><text:span text:style-name="T14">Parágrafos Descritivos:</text:span></text:span><text:span text:style-name="T14"> Inserir variações das palavras-chave ("apresentação para SIPAT", "animador de eventos corporativos", "contratar ator para festa") de forma natural nos textos descritivos das seções de serviços.</text:span></text:p>
      <text:p text:style-name="P4"><text:span text:style-name="Strong_20_Emphasis"><text:span text:style-name="T14">4. Configuração de Ferramentas de Análise (Ações Externas):</text:span></text:span><text:span text:style-name="T14"><text:line-break/>* [ ] </text:span><text:span text:style-name="Strong_20_Emphasis"><text:span text:style-name="T14">Google Analytics (GA4):</text:span></text:span><text:span text:style-name="T14"><text:line-break/>* Criar uma nova propriedade no GA4 para o site.<text:line-break/>* Obter o código de acompanhamento (G-...).<text:line-break/>* Inserir o script do Google Analytics na </text:span><text:span text:style-name="T15">&lt;head&gt;</text:span><text:span text:style-name="T14"> do </text:span><text:span text:style-name="T15">index.html</text:span><text:span text:style-name="T14">.<text:line-break/>* [ ] </text:span><text:span text:style-name="Strong_20_Emphasis"><text:span text:style-name="T14">Google Search Console:</text:span></text:span><text:span text:style-name="T14"><text:line-break/>* Adicionar o site como uma nova propriedade no Search Console.<text:line-break/>* Realizar a verificação de propriedade (preferencialmente via tag HTML ou Google Analytics).<text:line-break/></text:span><text:soft-page-break/><text:span text:style-name="T14">* Enviar o </text:span><text:span text:style-name="T15">sitemap.xml</text:span><text:span text:style-name="T14"> (mesmo que implícito em um site de página única, é uma boa prática forçar a indexação).</text:span></text:p>
      <text:p text:style-name="P4"><text:span text:style-name="Strong_20_Emphasis"><text:span text:style-name="T14">5. Rich Snippets / Schema Markup (SEO Avançado):</text:span></text:span><text:span text:style-name="T14"><text:line-break/>* [ ] Inserir um script de Schema.org na </text:span><text:span text:style-name="T15">&lt;head&gt;</text:span><text:span text:style-name="T14"> do </text:span><text:span text:style-name="T15">index.html</text:span><text:span text:style-name="T14"> para definir Gilberto Lima como "PerformingArtsOrganization" e seus serviços como "Event". Isso ajuda o Google a entender melhor o conteúdo e pode gerar resultados ricos na busca.<text:line-break/>* </text:span><text:span text:style-name="Strong_20_Emphasis"><text:span text:style-name="T14">Exemplo de Script (JSON-LD):</text:span></text:span><text:span text:style-name="T14"><text:line-break/></text:span><text:span text:style-name="T15">html &lt;script type="application/ld+json"&gt; { "@context": "https://schema.org", "@type": "PerformingArtsOrganization", "name": "Gilberto Lima &amp; Dona Antonieta Shows", "url": "https://donaantonieta.cloudmatrix.com.br/", "logo": "https://donaantonieta.cloudmatrix.com.br/images/logo-placeholder.png", // Criar e subir uma imagem de logo "address": { "@type": "PostalAddress", "addressLocality": "Mauá", "addressRegion": "SP", "addressCountry": "BR" }, "contactPoint": { "@type": "ContactPoint", "telephone": "+55-11-95295-7726", "contactType": "Reservas e Contratações" }, "areaServed": ["Mauá", "Santo André", "São Bernardo do Campo", "São Caetano do Sul", "Diadema", "Ribeirão Pires", "São Paulo"] } &lt;/script&gt;</text:span></text:p>
      <text:p text:style-name="P6"><text:span text:style-name="Strong_20_Emphasis"><text:span text:style-name="T14">Prazo de Execução Sugerido:</text:span></text:span><text:span text:style-name="T14"> 5 dias úteis.<text:line-break/></text:span><text:span text:style-name="Strong_20_Emphasis"><text:span text:style-name="T14">Próximo Passo Após Implementação:</text:span></text:span><text:span text:style-name="T14"> Acompanhar os dados iniciais do Google Analytics e Search Console em 30 dias para avaliar o impacto das otimizações e reportar ao cliente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Mono" svg:font-family="'DM Mono', monospac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1:24:29.768872034</meta:creation-date>
    <dc:date>2025-09-27T21:27:20.052842721</dc:date>
    <meta:editing-duration>PT2M54S</meta:editing-duration>
    <meta:editing-cycles>1</meta:editing-cycles>
    <meta:document-statistic meta:table-count="0" meta:image-count="0" meta:object-count="0" meta:page-count="3" meta:paragraph-count="11" meta:word-count="560" meta:character-count="3907" meta:non-whitespace-character-count="3358"/>
    <meta:generator>LibreOffice/7.3.7.2$Linux_X86_64 LibreOffice_project/30$Build-2</meta:generator>
  </office:meta>
</office:document-meta>
</file>